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mpress-title">
      <style:graphic-properties fo:min-height="4.615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draw:auto-grow-height="true"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draw:auto-grow-height="true" fo:min-height="13.364cm"/>
    </style:style>
    <style:style style:name="pr7" style:family="presentation" style:parent-style-name="Impress1-title">
      <style:graphic-properties fo:min-height="3.507cm"/>
    </style:style>
    <style:style style:name="pr8" style:family="presentation" style:parent-style-name="Impress1-notes">
      <style:graphic-properties draw:fill-color="#ffffff" fo:min-height="13.364cm"/>
    </style:style>
    <style:style style:name="co1" style:family="table-column">
      <style:table-column-properties style:column-width="8cm" style:use-optimal-column-width="false"/>
    </style:style>
    <style:style style:name="ro1" style:family="table-row">
      <style:table-row-properties style:row-height="0.937cm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.615cm" svg:x="2.2cm" svg:y="11.093cm" presentation:class="title">
          <draw:text-box>
            <text:p>Veranstaltung 1: Basics und erstes Programm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Hochschule Hamm-Lippstadt</text:p>
            <text:p>Nils Reuter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Übersicht</text:p>
          </draw:text-box>
        </draw:frame>
        <draw:frame presentation:style-name="pr5" draw:layer="layout" svg:width="24cm" svg:height="12.18cm" svg:x="2cm" svg:y="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Programmier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Erstellung eines logischen Ablaufs</text:p>
                <text:p/>
              </text:list-item>
              <text:list-item>
                <text:p>Programm → Abfolge von Anweisungen</text:p>
                <text:p/>
              </text:list-item>
              <text:list-item>
                <text:p>Grundlage für das Erstellen von Softwar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Programmiersprachen</text:p>
          </draw:text-box>
        </draw:frame>
        <draw:frame draw:style-name="standard" draw:layer="layout" svg:width="23.999cm" svg:height="3.887cm" svg:x="2cm" svg:y="6cm" presentation:class="tabl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gray3">
              <table:table-cell>
                <text:p>Hardware nahe Sprachen</text:p>
              </table:table-cell>
              <table:table-cell>
                <text:p>Bytecode Sprachen</text:p>
              </table:table-cell>
              <table:table-cell>
                <text:p>Skriptsprachen</text:p>
              </table:table-cell>
            </table:table-row>
            <table:table-row table:style-name="ro1" table:default-cell-style-name="gray2">
              <table:table-cell>
                <text:p>C</text:p>
              </table:table-cell>
              <table:table-cell>
                <text:p>C#</text:p>
              </table:table-cell>
              <table:table-cell>
                <text:p>Python</text:p>
              </table:table-cell>
            </table:table-row>
            <table:table-row table:style-name="ro1" table:default-cell-style-name="gray1">
              <table:table-cell>
                <text:p>C++</text:p>
              </table:table-cell>
              <table:table-cell>
                <text:p>Java</text:p>
              </table:table-cell>
              <table:table-cell>
                <text:p>Java Script</text:p>
              </table:table-cell>
            </table:table-row>
            <table:table-row table:style-name="ro1" table:default-cell-style-name="gray2">
              <table:table-cell/>
              <table:table-cell/>
              <table:table-cell>
                <text:p>PHP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Programmieren mit Python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Bei Linux im Terminal sofort möglich</text:p>
                <text:p/>
              </text:list-item>
              <text:list-item>
                <text:p>Alternativ mit Spyder3 oder Thonny</text:p>
                <text:p/>
              </text:list-item>
              <text:list-item>
                <text:p>Auf professionellen Computern mit PyCharm oder Visual Studio Cod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Python im Terminal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Terminal öffnen</text:p>
                <text:p/>
              </text:list-item>
              <text:list-item>
                <text:p>nano NameDesProgramms.py</text:p>
                <text:p/>
              </text:list-item>
              <text:list-item>
                <text:p>Strg + x <text:s text:c="2"/>→ <text:s text:c="2"/>y <text:s text:c="2"/>→ <text:s text:c="2"/>En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Hello World mit Pytho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print(„Hallo Welt“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Ausgabe von Zahlen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Zahl = 1</text:p>
                <text:p/>
              </text:list-item>
              <text:list-item>
                <text:p>print( str( zahl ) )</text:p>
                <text:p/>
              </text:list-item>
              <text:list-item>
                <text:p>Oder in Minecraft:</text:p>
                <text:p/>
              </text:list-item>
              <text:list-item>
                <text:p>mc.postToChat( str( zahl ) 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Hello World in Minecraft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from mcpi.minecraft import Minecraft</text:p>
              </text:list-item>
              <text:list-item>
                <text:p>mc = Minecraft.create()</text:p>
                <text:p/>
              </text:list-item>
              <text:list-item>
                <text:p>mc.postToChat(„Hallo Welt“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Bold" svg:font-family="'Noto Sans Bold'" style:font-family-generic="swiss" style:font-pitch="variable"/>
    <style:font-face style:name="Noto Sans Regular2" svg:font-family="'Noto Sans Regular'" style:font-family-generic="swiss" style:font-pitch="variable"/>
    <style:font-face style:name="Noto Sans Regular1" svg:font-family="'Noto Sans Regular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Regular" svg:font-family="'Noto Sans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Noto Sans Bold" fo:font-family="'Noto Sans Bold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Noto Sans Bold" fo:font-family="'Noto Sans Bold'" style:font-family-generic="swiss" style:font-pitch="variable" fo:font-size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oto Sans Regular1" fo:font-family="'Noto Sans Regular'" style:font-style-name="Normal" style:font-family-generic="swiss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8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Noto Sans Regular1" fo:font-family="'Noto Sans Regular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2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Noto Sans Regular2" fo:font-family="'Noto Sans Regular'" style:font-family-generic="swiss" style:font-pitch="variable" fo:font-size="44pt" fo:font-style="normal" fo:text-shadow="none" style:text-underline-style="none" fo:font-weight="bold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/>
    </style:style>
    <style:style style:name="MT2" style:family="text">
      <style:text-properties style:font-name="Noto Sans Regular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Impress1" style:page-layout-name="PM1" draw:style-name="Mdp1">
      <office:forms form:automatic-focus="false" form:apply-design-mode="false"/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Foliennummer&gt;</text:page-number></text:span><text:span text:style-name="MT2"><text:s/>/ </text:span><text:span text:style-name="MT2"><text:page-count>9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1-11T10:52:54.889767864</meta:creation-date>
    <meta:editing-duration>PT23M35S</meta:editing-duration>
    <meta:editing-cycles>6</meta:editing-cycles>
    <meta:generator>LibreOffice/6.0.7.3$Linux_X86_64 LibreOffice_project/00m0$Build-3</meta:generator>
    <dc:title>Impress</dc:title>
    <dc:date>2019-01-11T12:27:51.149587233</dc:date>
    <meta:document-statistic meta:object-count="70"/>
  </office:meta>
</office:document-meta>
</file>